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margin-left="0in" fo:margin-right="0in" fo:text-indent="0.5in" style:auto-text-indent="false"/>
    </style:style>
    <style:style style:name="P3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</style:style>
    <style:style style:name="P4" style:family="paragraph" style:parent-style-name="Standard">
      <style:paragraph-properties fo:margin-top="0in" fo:margin-bottom="0.111in" loext:contextual-spacing="false" fo:line-height="108%" fo:text-align="start" style:justify-single-word="false" fo:orphans="2" fo:widows="2"/>
    </style:style>
    <style:style style:name="P5" style:family="paragraph" style:parent-style-name="Standard" style:master-page-name="Standard">
      <style:paragraph-properties style:page-number="1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Calibri" fo:font-size="14pt" style:font-name-asian="Calibri1" style:font-size-asian="14pt" style:font-name-complex="Calibri1" style:font-size-complex="14pt"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1.what is clean coding program?</text:span></text:p>
      <text:p text:style-name="Standard"><text:span text:style-name="T1"><text:tab/></text:span><text:span text:style-name="T2">A)int functions(String str){</text:span></text:p>
      <text:p text:style-name="Standard"><text:span text:style-name="T2"><text:tab/><text:tab/>If str!=null{</text:span></text:p>
      <text:p text:style-name="Standard"><text:span text:style-name="T2"><text:tab/><text:tab/><text:tab/>Return str.length();</text:span></text:p>
      <text:p text:style-name="Standard"><text:span text:style-name="T2"><text:tab/>}</text:span></text:p>
      <text:p text:style-name="Standard"><text:span text:style-name="T2"><text:tab/>} </text:span></text:p>
      <text:p text:style-name="Standard"><text:span text:style-name="T1"><text:tab/>B) int functions(String str){</text:span></text:p>
      <text:p text:style-name="Standard"><text:span text:style-name="T1"><text:tab/><text:tab/>If (str==””){</text:span></text:p>
      <text:p text:style-name="Standard"><text:span text:style-name="T1"><text:tab/><text:tab/><text:tab/>Return 0;</text:span></text:p>
      <text:p text:style-name="Standard"><text:span text:style-name="T1"><text:tab/>}</text:span></text:p>
      <text:p text:style-name="Standard"><text:span text:style-name="T1"><text:tab/>}</text:span></text:p>
      <text:p text:style-name="P2"><text:span text:style-name="T1">c)int functions(String str){</text:span></text:p>
      <text:p text:style-name="Standard"><text:span text:style-name="T1"><text:tab/><text:tab/></text:span></text:p>
      <text:p text:style-name="Standard"><text:span text:style-name="T1"><text:tab/><text:tab/><text:tab/>Return str.length();</text:span></text:p>
      <text:p text:style-name="Standard"><text:span text:style-name="T1"><text:tab/></text:span></text:p>
      <text:p text:style-name="Standard"><text:span text:style-name="T1"><text:tab/>}</text:span></text:p>
      <text:p text:style-name="Standard"><text:span text:style-name="T1"><text:tab/>d)All</text:span></text:p>
      <text:p text:style-name="Standard"><text:span text:style-name="T1">ANS: a)</text:span></text:p>
      <text:p text:style-name="P1"/>
      <text:p text:style-name="Standard"><text:span text:style-name="T1">2.node – v8- option|grep?</text:span></text:p>
      <text:p text:style-name="Standard"><text:soft-page-break/><text:span text:style-name="T1"><text:s/>a)error,</text:span></text:p>
      <text:p text:style-name="Standard"><text:span text:style-name="T1">b)error in unix command</text:span></text:p>
      <text:p text:style-name="Standard"><text:span text:style-name="T1">c)v8 features in progress</text:span></text:p>
      <text:p text:style-name="Standard"><text:span text:style-name="T2">d)all the versions features with command</text:span></text:p>
      <text:p text:style-name="Standard"><text:span text:style-name="T1">ANS:d)</text:span></text:p>
      <text:p text:style-name="P1"/>
      <text:p text:style-name="Standard"><text:span text:style-name="T1">3)Exit code in node js</text:span></text:p>
      <text:p text:style-name="Standard"><text:span text:style-name="T1">a)code with exceptional handler</text:span></text:p>
      <text:p text:style-name="Standard"><text:span text:style-name="T1">b)error at runtime without exception handler</text:span></text:p>
      <text:p text:style-name="Standard"><text:span text:style-name="T1">c)unused code</text:span></text:p>
      <text:p text:style-name="Standard"><text:span text:style-name="T2">d)error</text:span></text:p>
      <text:p text:style-name="Standard"><text:span text:style-name="T1">ANS: d) Only</text:span></text:p>
      <text:p text:style-name="P1"/>
      <text:p text:style-name="Standard"><text:span text:style-name="T1">4).Which of the following is schedulers method?</text:span></text:p>
      <text:p text:style-name="Standard"><text:span text:style-name="T1">a)Archaius</text:span></text:p>
      <text:p text:style-name="Standard"><text:span text:style-name="T1">b)Nebula</text:span></text:p>
      <text:p text:style-name="Standard"><text:span text:style-name="T2">c)Fenzo</text:span></text:p>
      <text:p text:style-name="Standard"><text:span text:style-name="T1">d)—</text:span></text:p>
      <text:p text:style-name="Standard"><text:span text:style-name="T1">ANS: c)</text:span></text:p>
      <text:p text:style-name="P1"/>
      <text:p text:style-name="Standard"><text:span text:style-name="T1">5.How to change the default settings of junit test?</text:span></text:p>
      <text:p text:style-name="Standard"><text:soft-page-break/><text:span text:style-name="T1">a)Cant able to override</text:span></text:p>
      <text:p text:style-name="Standard"><text:span text:style-name="T2">b)@testpropertysource</text:span></text:p>
      <text:p text:style-name="Standard"><text:span text:style-name="T1">c)@runwith</text:span></text:p>
      <text:p text:style-name="Standard"><text:span text:style-name="T1">d)custom annotation in bean</text:span></text:p>
      <text:p text:style-name="Standard"><text:span text:style-name="T1">ANS:b</text:span></text:p>
      <text:p text:style-name="P1"/>
      <text:p text:style-name="P1"/>
      <text:p text:style-name="P1"/>
      <text:p text:style-name="P1"/>
      <text:p text:style-name="Standard"><text:span text:style-name="T1">6.On creating new project in angular which files will be created?</text:span></text:p>
      <text:p text:style-name="Standard"><text:span text:style-name="T1">a)some file</text:span></text:p>
      <text:p text:style-name="Standard"><text:span text:style-name="T1">b)environment.prod.ts</text:span></text:p>
      <text:p text:style-name="Standard"><text:span text:style-name="T2">c)src/app/app.component.css</text:span></text:p>
      <text:p text:style-name="Standard"><text:span text:style-name="T2">d)src/app/app.component.spec.ts</text:span></text:p>
      <text:p text:style-name="Standard"><text:bookmark text:name="_heading=h.gjdgxs"/><text:span text:style-name="T1">ANS: c and d only</text:span></text:p>
      <text:p text:style-name="P1"/>
      <text:p text:style-name="Standard"><text:span text:style-name="T1">7.How to connect data access layer (ORM) and core?</text:span></text:p>
      <text:p text:style-name="Standard"><text:span text:style-name="T2">a)ORM</text:span></text:p>
      <text:p text:style-name="Standard"><text:span text:style-name="T1">b)OXM</text:span></text:p>
      <text:p text:style-name="Standard"><text:span text:style-name="T1">c)JMS</text:span></text:p>
      <text:p text:style-name="Standard"><text:span text:style-name="T1">d)All the above</text:span></text:p>
      <text:p text:style-name="Standard"><text:soft-page-break/><text:span text:style-name="T1">ANS:</text:span></text:p>
      <text:p text:style-name="P1"/>
      <text:p text:style-name="Standard"><text:span text:style-name="T1">8.Which of the following mutator(SETTER) method is correct?</text:span></text:p>
      <text:p text:style-name="Standard"><text:span text:style-name="T1">a)function(){</text:span></text:p>
      <text:p text:style-name="Standard"><text:span text:style-name="T1">ISResigned</text:span></text:p>
      <text:p text:style-name="Standard"><text:span text:style-name="T1">--</text:span></text:p>
      <text:p text:style-name="Standard"><text:span text:style-name="T1">}</text:span></text:p>
      <text:p text:style-name="Standard"><text:span text:style-name="T1">b)function(){</text:span></text:p>
      <text:p text:style-name="P3"><text:span text:style-name="T1">Resigned</text:span></text:p>
      <text:p text:style-name="Standard"><text:span text:style-name="T1">}</text:span></text:p>
      <text:p text:style-name="Standard"><text:span text:style-name="T1">c)function(){</text:span></text:p>
      <text:p text:style-name="P3"><text:span text:style-name="T1">ResignedInt</text:span></text:p>
      <text:p text:style-name="Standard"><text:span text:style-name="T1">}</text:span></text:p>
      <text:p text:style-name="Standard"><text:span text:style-name="T1">d)All the above</text:span></text:p>
      <text:p text:style-name="Standard"><text:span text:style-name="T1">ANS:</text:span></text:p>
      <text:p text:style-name="P1"/>
      <text:p text:style-name="Standard"><text:span text:style-name="T1">9)which autowire mode will be suitable for this code</text:span></text:p>
      <text:p text:style-name="Standard"><text:span text:style-name="T1">@autowire</text:span></text:p>
      <text:p text:style-name="Standard"><text:span text:style-name="T1">Class employee {</text:span></text:p>
      <text:p text:style-name="Standard"><text:span text:style-name="T1">Methodname{@qualifier employee emp }{</text:span></text:p>
      <text:p text:style-name="Standard"><text:span text:style-name="T1">This.employee=emp;</text:span></text:p>
      <text:p text:style-name="Standard"><text:soft-page-break/><text:span text:style-name="T1">}}</text:span></text:p>
      <text:p text:style-name="Standard"><text:span text:style-name="T1">a)ById</text:span></text:p>
      <text:p text:style-name="Standard"><text:span text:style-name="T1">b)ByName</text:span></text:p>
      <text:p text:style-name="Standard"><text:span text:style-name="T2">c)Constructor</text:span></text:p>
      <text:p text:style-name="Standard"><text:span text:style-name="T1">d)Value</text:span></text:p>
      <text:p text:style-name="Standard"><text:span text:style-name="T1">ANS:</text:span></text:p>
      <text:p text:style-name="P1"/>
      <text:p text:style-name="Standard"><text:span text:style-name="T1">10).Common things between json and xml?</text:span></text:p>
      <text:p text:style-name="Standard"><text:span text:style-name="T1">ANS:</text:span></text:p>
      <text:p text:style-name="P1"/>
      <text:p text:style-name="Standard"><text:span text:style-name="T1">11).Which of the json format is correct:</text:span></text:p>
      <text:p text:style-name="Standard"><text:span text:style-name="T1">ANS:a) </text:span></text:p>
      <text:p text:style-name="Standard"><text:span text:style-name="T1">{“customers”:[</text:span></text:p>
      <text:p text:style-name="Standard"><text:span text:style-name="T1">{“job”:”xxx”,</text:span></text:p>
      <text:p text:style-name="Standard"><text:span text:style-name="T1">“Name”:”ben’s shell”</text:span></text:p>
      <text:p text:style-name="P1"/>
      <text:p text:style-name="Standard"><text:span text:style-name="T1">},</text:span></text:p>
      <text:p text:style-name="Standard"><text:span text:style-name="T1">{“job”:”xxx”,</text:span></text:p>
      <text:p text:style-name="Standard"><text:span text:style-name="T1">“Name”:”ben’s Martein”</text:span></text:p>
      <text:p text:style-name="P1"/>
      <text:p text:style-name="Standard"><text:span text:style-name="T1">}</text:span></text:p>
      <text:p text:style-name="P1"><text:soft-page-break/></text:p>
      <text:p text:style-name="Standard"><text:span text:style-name="T1">]</text:span></text:p>
      <text:p text:style-name="Standard"><text:span text:style-name="T1">}</text:span></text:p>
      <text:p text:style-name="P1"/>
      <text:p text:style-name="Standard"><text:span text:style-name="T1">12).Which bean post processor method is called before initialization method of bean instance invoked ?</text:span></text:p>
      <text:p text:style-name="Standard"><text:span text:style-name="T1">a)before()</text:span></text:p>
      <text:p text:style-name="Standard"><text:span text:style-name="T1">b)after()</text:span></text:p>
      <text:p text:style-name="Standard"><text:span text:style-name="T2">c)postprocessbeforeInitialization()</text:span></text:p>
      <text:p text:style-name="Standard"><text:span text:style-name="T1">d)postbeforeinizialation</text:span></text:p>
      <text:p text:style-name="Standard"><text:span text:style-name="T1">ANS: c)</text:span></text:p>
      <text:p text:style-name="P1"/>
      <text:p text:style-name="Standard"><text:span text:style-name="T1">13).Which of the following is true about dependency injection?</text:span></text:p>
      <text:p text:style-name="Standard"><text:span text:style-name="T2">a).DI decoupling of object</text:span></text:p>
      <text:p text:style-name="Standard"><text:span text:style-name="T1">b).DI (….)</text:span></text:p>
      <text:p text:style-name="Standard"><text:span text:style-name="T1">c).DI (…..)</text:span></text:p>
      <text:p text:style-name="Standard"><text:span text:style-name="T1">d).DI not useful in testing</text:span></text:p>
      <text:p text:style-name="Standard"><text:span text:style-name="T1">A) A and D only</text:span></text:p>
      <text:p text:style-name="Standard"><text:span text:style-name="T1">B) A,B,C Only</text:span></text:p>
      <text:p text:style-name="Standard"><text:span text:style-name="T1">C)….</text:span></text:p>
      <text:p text:style-name="Standard"><text:span text:style-name="T1">d)….</text:span></text:p>
      <text:p text:style-name="P1"/>
      <text:p text:style-name="Standard"><text:soft-page-break/><text:span text:style-name="T1">ANS:</text:span></text:p>
      <text:p text:style-name="Standard"><text:span text:style-name="T1">14).Why we are using java configuration?</text:span></text:p>
      <text:p text:style-name="Standard"><text:span text:style-name="T1">a).Easy to get dependency at runtime</text:span></text:p>
      <text:p text:style-name="Standard"><text:span text:style-name="T1">b).easy to inject dependency with annotation</text:span></text:p>
      <text:p text:style-name="Standard"><text:span text:style-name="T1">c)….</text:span></text:p>
      <text:p text:style-name="Standard"><text:span text:style-name="T1">d)….</text:span></text:p>
      <text:p text:style-name="Standard"><text:span text:style-name="T1">ANS:</text:span></text:p>
      <text:p text:style-name="P1"/>
      <text:p text:style-name="Standard"><text:span text:style-name="T1">15.By using which of the following method you will bind the event or handle event to attach</text:span></text:p>
      <text:p text:style-name="Standard"><text:span text:style-name="T2">a)eventbind</text:span></text:p>
      <text:p text:style-name="Standard"><text:span text:style-name="T1">b)attach</text:span></text:p>
      <text:p text:style-name="Standard"><text:span text:style-name="T1">c)eventattach</text:span></text:p>
      <text:p text:style-name="Standard"><text:span text:style-name="T1">d)event</text:span></text:p>
      <text:p text:style-name="Standard"><text:span text:style-name="T1">ANS:</text:span></text:p>
      <text:p text:style-name="P1"/>
      <text:p text:style-name="Standard"><text:span text:style-name="T1">16.Annotation used one an only for attributes of setter method?</text:span></text:p>
      <text:p text:style-name="Standard"><text:span text:style-name="T1">a)@required</text:span></text:p>
      <text:p text:style-name="Standard"><text:span text:style-name="T1">b)@scope</text:span></text:p>
      <text:p text:style-name="Standard"><text:span text:style-name="T1">c)…</text:span></text:p>
      <text:p text:style-name="Standard"><text:span text:style-name="T1">d)….</text:span></text:p>
      <text:p text:style-name="Standard"><text:span text:style-name="T1">ANS:<text:line-break/></text:span></text:p>
      <text:p text:style-name="P1"><text:soft-page-break/></text:p>
      <text:p text:style-name="P1"/>
      <text:p text:style-name="Standard"><text:span text:style-name="T1">17.Which of the following is useful for catch storage?</text:span></text:p>
      <text:p text:style-name="Standard"><text:span text:style-name="T1">a)time and date ….</text:span></text:p>
      <text:p text:style-name="Standard"><text:span text:style-name="T1">b)age get the time when instance created</text:span></text:p>
      <text:p text:style-name="Standard"><text:span text:style-name="T1">c)………………………….</text:span></text:p>
      <text:p text:style-name="Standard"><text:span text:style-name="T1">d)catche control</text:span></text:p>
      <text:p text:style-name="Standard"><text:span text:style-name="T1">ANS:</text:span></text:p>
      <text:p text:style-name="P1"/>
      <text:p text:style-name="Standard"><text:span text:style-name="T1">18.Netflix gateway =&gt; ANS:zuul</text:span></text:p>
      <text:p text:style-name="P1"/>
      <text:p text:style-name="Standard"><text:span text:style-name="T1">19.ANS:ApplicationContext Extends BeanFactory</text:span></text:p>
      <text:p text:style-name="P1"/>
      <text:p text:style-name="Standard"><text:span text:style-name="T1">20.ANS:&lt;context:property-placeholder&gt;tag</text:span></text:p>
      <text:p text:style-name="P1"/>
      <text:p text:style-name="Standard"><text:span text:style-name="T1">21. Image can be embedded to ____________ tag?</text:span></text:p>
      <text:p text:style-name="Standard"><text:span text:style-name="T1">a)&lt;dd&gt;</text:span></text:p>
      <text:p text:style-name="Standard"><text:span text:style-name="T1">b)&lt;dl&gt;</text:span></text:p>
      <text:p text:style-name="Standard"><text:span text:style-name="T1">c)&lt;dt&gt;</text:span></text:p>
      <text:p text:style-name="Standard"><text:span text:style-name="T1">d)&lt;df&gt;</text:span></text:p>
      <text:p text:style-name="Standard"><text:span text:style-name="T1">ANS:</text:span></text:p>
      <text:p text:style-name="P1"><text:soft-page-break/></text:p>
      <text:p text:style-name="Standard"><text:span text:style-name="T1">22.a-&gt;a.toLowerCase();</text:span></text:p>
      <text:p text:style-name="Standard"><text:span text:style-name="T1"><text:tab/>String::toLowerCase();</text:span></text:p>
      <text:p text:style-name="Standard"><text:span text:style-name="T1">State whether both are equal or not?</text:span></text:p>
      <text:p text:style-name="Standard"><text:span text:style-name="T1">ANS:Equal</text:span></text:p>
      <text:p text:style-name="P1"/>
      <text:p text:style-name="Standard"><text:span text:style-name="T1">23).AutoDiscovery</text:span></text:p>
      <text:p text:style-name="P1"/>
      <text:p text:style-name="Standard"><text:span text:style-name="T1">24).Jumbotron in bootstrap?</text:span></text:p>
      <text:p text:style-name="Standard"><text:span text:style-name="T1">ANS:&lt;div class=”jumbotron”&gt;</text:span></text:p>
      <text:p text:style-name="P1"/>
      <text:p text:style-name="Standard"><text:span text:style-name="T1">25){{expression}} -&gt; ANS:OneWay binding</text:span></text:p>
      <text:p text:style-name="Standard"><text:span text:style-name="T1"><text:s text:c="6"/>[(ngModel)] -&gt; ANS:TwoWay Binding</text:span></text:p>
      <text:p text:style-name="P1"/>
      <text:p text:style-name="Standard"><text:span text:style-name="T1">26)pager styling =&gt;.previous &amp; .next</text:span></text:p>
      <text:p text:style-name="P1"/>
      <text:p text:style-name="Standard"><text:span text:style-name="T1">27)set background (color,width) -&gt; ANS:background-size</text:span></text:p>
      <text:p text:style-name="P1"/>
      <text:p text:style-name="Standard"><text:span text:style-name="T1">28)Transaction in xml?</text:span></text:p>
      <text:p text:style-name="Standard"><text:span text:style-name="T1">ANS:&lt;tx:annotation-driven&gt;</text:span></text:p>
      <text:p text:style-name="P1"/>
      <text:p text:style-name="Standard"><text:soft-page-break/><text:span text:style-name="T1">29)Standard interface in java ?=&gt;@serializable</text:span></text:p>
      <text:p text:style-name="P1"/>
      <text:p text:style-name="Standard"><text:span text:style-name="T1">30)OPTIONS:</text:span></text:p>
      <text:p text:style-name="Standard"><text:span text:style-name="T1">a)&lt;maven:implementation&gt;install</text:span></text:p>
      <text:p text:style-name="Standard"><text:span text:style-name="T1">b)&lt;maven:implementation&gt;copy</text:span></text:p>
      <text:p text:style-name="Standard"><text:span text:style-name="T1">c) &lt;maven:implementation&gt;deploy</text:span></text:p>
      <text:p text:style-name="Standard"><text:span text:style-name="T1">ANS:a) only</text:span></text:p>
      <text:p text:style-name="P1"/>
      <text:p text:style-name="P1"/>
      <text:p text:style-name="P1"/>
      <text:p text:style-name="Standard"><text:span text:style-name="T1">31)Spring mvc controller= &gt; how to move from ……..</text:span></text:p>
      <text:p text:style-name="Standard"><text:span text:style-name="T1">a)archive</text:span></text:p>
      <text:p text:style-name="Standard"><text:span text:style-name="T1">b)copy</text:span></text:p>
      <text:p text:style-name="Standard"><text:span text:style-name="T1">c)play</text:span></text:p>
      <text:p text:style-name="Standard"><text:span text:style-name="T1">d)………..</text:span></text:p>
      <text:p text:style-name="P1"/>
      <text:p text:style-name="Standard"><text:span text:style-name="T1">ANS:</text:span></text:p>
      <text:p text:style-name="P1"/>
      <text:p text:style-name="Standard"><text:span text:style-name="T1">32)In spring virtual if some part is non-invasive what will be the progress,whther it will be working or not?</text:span></text:p>
      <text:p text:style-name="Standard"><text:span text:style-name="T1">A)true</text:span></text:p>
      <text:p text:style-name="Standard"><text:span text:style-name="T1">B)False</text:span></text:p>
      <text:p text:style-name="Standard"><text:soft-page-break/><text:span text:style-name="T1">ANS:</text:span></text:p>
      <text:p text:style-name="P1"/>
      <text:p text:style-name="Standard"><text:span text:style-name="T1">33)Key terminals in aop?</text:span></text:p>
      <text:p text:style-name="Standard"><text:span text:style-name="T1">A)covers</text:span></text:p>
      <text:p text:style-name="Standard"><text:span text:style-name="T2">b)float</text:span></text:p>
      <text:p text:style-name="Standard"><text:span text:style-name="T2">c)advice</text:span></text:p>
      <text:p text:style-name="Standard"><text:span text:style-name="T2">d)aspect </text:span><text:span text:style-name="T1">^/</text:span></text:p>
      <text:p text:style-name="Standard"><text:span text:style-name="T1">ANS:</text:span></text:p>
      <text:p text:style-name="Standard"><text:span text:style-name="T1">34)The tag to specify illustration</text:span></text:p>
      <text:p text:style-name="Standard"><text:span text:style-name="T1">a)&lt;mark&gt;</text:span></text:p>
      <text:p text:style-name="Standard"><text:span text:style-name="T2">b)&lt;figure&gt;</text:span></text:p>
      <text:p text:style-name="Standard"><text:span text:style-name="T1">c)&lt;aside&gt;</text:span></text:p>
      <text:p text:style-name="Standard"><text:span text:style-name="T1">d)&lt;details&gt;</text:span></text:p>
      <text:p text:style-name="Standard"><text:span text:style-name="T1">ANS:b)</text:span></text:p>
      <text:p text:style-name="P1"/>
      <text:p text:style-name="Standard"><text:span text:style-name="T1">35)Angular cli command?</text:span></text:p>
      <text:p text:style-name="Standard"><text:span text:style-name="T1">a)cli</text:span></text:p>
      <text:p text:style-name="Standard"><text:span text:style-name="T1">b)ng</text:span></text:p>
      <text:p text:style-name="Standard"><text:span text:style-name="T1">c)…</text:span></text:p>
      <text:p text:style-name="Standard"><text:span text:style-name="T1">d)….</text:span></text:p>
      <text:p text:style-name="Standard"><text:span text:style-name="T1">ANS:</text:span></text:p>
      <text:p text:style-name="P1"><text:soft-page-break/></text:p>
      <text:p text:style-name="Standard"><text:span text:style-name="T1">36)Code formatting scenario questions</text:span></text:p>
      <text:p text:style-name="P1"/>
      <text:p text:style-name="Standard"><text:span text:style-name="T1">37)Define bean for class of spring IOC Container</text:span></text:p>
      <text:p text:style-name="P1"/>
      <text:p text:style-name="Standard"><text:span text:style-name="T1">38)Lambda expression -&gt;True or false</text:span></text:p>
      <text:p text:style-name="P1"/>
      <text:p text:style-name="Standard"><text:span text:style-name="T1">39)a)&lt;bean id=”” scope=”singleton”&gt;</text:span></text:p>
      <text:p text:style-name="Standard"><text:span text:style-name="T1"><text:s text:c="6"/>b) )&lt;bean id=”” scope=”Request”&gt;</text:span></text:p>
      <text:p text:style-name="Standard"><text:span text:style-name="T1">c) )&lt;bean id=”” scope=”prototype”&gt;</text:span></text:p>
      <text:p text:style-name="Standard"><text:span text:style-name="T1">d) )&lt;bean id=”” scope=”Prototype” request=”true”&gt;</text:span></text:p>
      <text:p text:style-name="P1"/>
      <text:p text:style-name="Standard"><text:span text:style-name="T1">40)Java code question</text:span></text:p>
      <text:p text:style-name="Standard"><text:span text:style-name="T1">a)camelcasing</text:span></text:p>
      <text:p text:style-name="Standard"><text:span text:style-name="T1">b)Hungarian</text:span></text:p>
      <text:p text:style-name="Standard"><text:span text:style-name="T1">c)…</text:span></text:p>
      <text:p text:style-name="Standard"><text:span text:style-name="T1">d)….</text:span></text:p>
      <text:p text:style-name="P1"/>
      <text:p text:style-name="Standard"><text:span text:style-name="T1">ANS:CAmelcasing</text:span></text:p>
      <text:p text:style-name="P1"/>
      <text:p text:style-name="P1"/>
      <text:p text:style-name="P1"><text:soft-page-break/></text:p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normal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normal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06:39:00</meta:creation-date>
    <meta:initial-creator>Balaji K</meta:initial-creator>
    <meta:document-statistic meta:table-count="0" meta:image-count="0" meta:object-count="0" meta:page-count="13" meta:paragraph-count="200" meta:word-count="527" meta:character-count="3791" meta:non-whitespace-character-count="3420"/>
    <meta:generator>LibreOfficeDev/6.0.5.2$Linux_X86_64 LibreOffice_project/</meta:gener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